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8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0.00pt" fo:font-weight="normal" fo:font-family="'Segoe UI'" style:font-family-asian="'Segoe UI'" style:font-family-complex="'Segoe UI'" fo:background-color="transparent" fo:color="#000000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8.00pt"/>
    </style:style>
    <text:list-style style:name="L2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2" style:family="paragraph">
      <style:paragraph-properties fo:line-height="100.00%" fo:text-align="left" fo:margin-bottom="8.00pt"/>
    </style:style>
    <style:style style:name="P3" style:family="paragraph">
      <style:paragraph-properties fo:line-height="100.00%" fo:text-align="left" fo:margin-bottom="8.00pt"/>
    </style:style>
    <style:style style:name="P4" style:family="paragraph">
      <style:paragraph-properties fo:line-height="100.00%" fo:text-align="left" fo:margin-bottom="8.00pt"/>
    </style:style>
    <style:style style:name="P5" style:family="paragraph">
      <style:paragraph-properties fo:line-height="100.00%" fo:text-align="left" fo:margin-bottom="8.00pt"/>
    </style:style>
    <style:style style:name="P6" style:family="paragraph">
      <style:paragraph-properties fo:line-height="100.00%" fo:text-align="left" fo:margin-top="2.00pt" fo:margin-bottom="2.00pt"/>
    </style:style>
    <style:style style:name="P7" style:family="paragraph">
      <style:paragraph-properties fo:line-height="100.00%" fo:text-align="left" fo:margin-bottom="8.00pt"/>
    </style:style>
  </office:automatic-styles>
  <office:body>
    <office:text>
      <text:p text:style-name="P1"><text:span text:style-name="T1"><text:tab/><text:tab/><text:tab/></text:span><text:span text:style-name="T2"><text:s text:c="2"/>BREAD CRUMB SITE NAVIGATION</text:span></text:p>
      <text:p text:style-name="P1"><text:span text:style-name="T3"/></text:p>
      <text:p text:style-name="P1"><text:span text:style-name="T4">A. Introduction:</text:span></text:p>
      <text:list text:style-name="L2">
        <text:list-item>
          <text:p text:style-name="P2"><text:span text:style-name="T4">Purpose/Description:<text:s/></text:span><text:span text:style-name="T5">Bread crumb site navigation indicate the page the user is currently on, in a navigational hierarchy of a website. It provides links back to each previous page the user navigated through. </text:span></text:p>
        </text:list-item>
        <text:list-item>
          <text:p text:style-name="P3"><text:span text:style-name="T6">Scope:<text:s/></text:span><text:span text:style-name="T7"><text:s/>Reusable component<text:s text:c="2"/>where the user can use it with minimal changes according to their requirement.</text:span></text:p>
        </text:list-item>
        <text:list-item>
          <text:p text:style-name="P4"><text:span text:style-name="T8">Advantage:<text:s/></text:span><text:span text:style-name="T9">It shows the user navigation in a website and provides links back to previous pages the user navigated through.</text:span></text:p>
        </text:list-item>
        <text:list-item>
          <text:p text:style-name="P4"><text:span text:style-name="T10">Is there any functionality which compete the market? :<text:s/></text:span><text:span text:style-name="T11">No</text:span><text:span text:style-name="T12"/></text:p>
        </text:list-item>
        <text:list-item>
          <text:p text:style-name="P4"><text:span text:style-name="T12">Design Document/Process Document</text:span><text:span text:style-name="T13"><text:s/>- Path or attachment</text:span></text:p>
        </text:list-item>
        <text:list-item>
          <text:p text:style-name="P4"><text:span text:style-name="T14">Test case document - Path or attachment: </text:span></text:p>
        </text:list-item>
      </text:list>
      <text:p text:style-name="P5"><text:span text:style-name="T14">B. Prerequisites:</text:span></text:p>
      <text:p text:style-name="P5"><text:span text:style-name="T15"><text:tab/>OS: Windows</text:span></text:p>
      <text:p text:style-name="P5"><text:span text:style-name="T15"><text:tab/>Browsers: IE/Chrome/Edge</text:span></text:p>
      <text:p text:style-name="P5"><text:span text:style-name="T15"><text:tab/>RAM: 2GB/8GB<text:tab/></text:span></text:p>
      <text:p text:style-name="P5"><text:span text:style-name="T16">C. Required tools/software’s:</text:span></text:p>
      <text:p text:style-name="P5"><text:span text:style-name="T17"><text:tab/>1. Node js (npm) </text:span></text:p>
      <text:p text:style-name="P5"><text:span text:style-name="T17"><text:s text:c="16"/>2.Visual Studio Code<text:tab/></text:span></text:p>
      <text:p text:style-name="P5"><text:span text:style-name="T18">D. Technology used:</text:span></text:p>
      <text:p text:style-name="P5"><text:span text:style-name="T19"><text:tab/>1. Angular</text:span></text:p>
      <text:p text:style-name="P5"><text:span text:style-name="T19"><text:tab/>2. Bootstrap</text:span></text:p>
      <text:p text:style-name="P5"><text:span text:style-name="T19"><text:tab/>3. HTML</text:span></text:p>
      <text:p text:style-name="P5"><text:span text:style-name="T20">E. Compatibility: Browser/OS</text:span></text:p>
      <text:p text:style-name="P5"><text:span text:style-name="T21"><text:s text:c="15"/>Chrome/Microsoft Edge/Internet Explorer</text:span></text:p>
      <text:p text:style-name="P5"><text:span text:style-name="T22">F. Execution Process:</text:span></text:p>
      <text:p text:style-name="P5"><text:span text:style-name="T23"><text:tab/>1. Install Node js</text:span></text:p>
      <text:p text:style-name="P6"><text:span text:style-name="T23"><text:s text:c="17"/>2. Install angular CLI using<text:s/></text:span><text:span text:style-name="T24">npm install -g @angular/cli<text:s text:c="4"/></text:span><text:span text:style-name="T25"><text:s/></text:span><text:span text:style-name="T26"><text:s text:c="9"/></text:span></text:p>
      <text:p text:style-name="P6"><text:span text:style-name="T27"><text:tab/>3. Click on File--&gt; Open Folder and browse the path where the project folder exsists,<text:s/></text:span><text:span text:style-name="T28"/></text:p>
      <text:p text:style-name="P7"><text:span text:style-name="T29"><text:s text:c="21"/>select the folder and click on OK. Project will be imported on your system.</text:span><text:span text:style-name="T30"><text:s/></text:span><text:span text:style-name="T31"/></text:p>
      <text:p text:style-name="P7"><text:span text:style-name="T31"><text:tab/>4. Start the web server using<text:s/></text:span><text:span text:style-name="T32">ng serve<text:s/></text:span><text:span text:style-name="T33">command in terminal.</text:span></text:p>
      <text:p text:style-name="P7"><text:span text:style-name="T33"><text:tab/>5. Open browser and navigate to this url<text:s/></text:span><text:a xlink:href="http://localhost:4200/"><text:span text:style-name="T35">http://localhost:4200</text:span></text:a><text:span text:style-name="T36"><text:s/>to see the bread crumb<text:s text:c="2"/></text:span></text:p>
      <text:p text:style-name="P7"><text:span text:style-name="T36"><text:s text:c="20"/>site navigation.<text:s text:c="18"/></text:span></text:p>
      <text:p text:style-name="P7"><text:span text:style-name="T37">G. Lenience (If using any license tool):<text:s/></text:span><text:span text:style-name="T38">No</text:span></text:p>
      <text:p text:style-name="P7"><text:span text:style-name="T38"/></text:p>
      <text:p text:style-name="P7"><text:span text:style-name="T39">H. Known Issues:<text:s/></text:span><text:span text:style-name="T40">No</text:span></text:p>
      <text:p text:style-name="P7"><text:span text:style-name="T40"/></text:p>
      <text:p text:style-name="P7"><text:span text:style-name="T40"/></text:p>
      <text:p text:style-name="P7"><text:span text:style-name="T40"/></text:p>
      <text:p text:style-name="P7"><text:span text:style-name="T40"><text:tab/></text:span></text:p>
      <text:p text:style-name="P7"><text:span text:style-name="T40"><text:tab/></text:span></text:p>
      <text:p text:style-name="P7"><text:span text:style-name="T40"><text:tab/>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